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25cm" fo:min-width="9cm"/>
    </style:style>
    <style:style style:name="gr2" style:family="graphic" style:parent-style-name="standard">
      <style:graphic-properties draw:textarea-horizontal-align="justify" draw:textarea-vertical-align="middle" draw:auto-grow-height="false" fo:min-height="0.282cm" fo:min-width="0.032cm"/>
    </style:style>
    <style:style style:name="gr3" style:family="graphic" style:parent-style-name="standard">
      <style:graphic-properties draw:textarea-horizontal-align="justify" draw:textarea-vertical-align="middle" draw:auto-grow-height="false" fo:min-height="0.282cm" fo:min-width="0.138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7" style:family="graphic" style:parent-style-name="Arrow_20_Line">
      <style:graphic-properties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5cm" svg:height="7.5cm" svg:x="6cm" svg:y="7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5cm" svg:height="0.75cm" svg:x="5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cm" svg:height="0.75cm" svg:x="1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4.366cm" svg:y1="15.769cm" svg:x2="17.75cm" svg:y2="15.769cm">
          <text:p/>
        </draw:line>
        <draw:line draw:style-name="gr5" draw:text-style-name="P2" draw:layer="layout" svg:x1="5.186cm" svg:y1="16.192cm" svg:x2="5.25cm" svg:y2="6.25cm">
          <text:p/>
        </draw:line>
        <draw:frame draw:style-name="gr6" draw:text-style-name="P3" draw:layer="layout" svg:width="1cm" svg:height="0.962cm" svg:x="16.75cm" svg:y="15.788cm">
          <draw:text-box>
            <text:p>X</text:p>
          </draw:text-box>
        </draw:frame>
        <draw:frame draw:style-name="gr6" draw:text-style-name="P3" draw:layer="layout" svg:width="1cm" svg:height="0.962cm" svg:x="4cm" svg:y="6.5cm">
          <draw:text-box>
            <text:p>Y</text:p>
          </draw:text-box>
        </draw:frame>
        <draw:measure draw:style-name="gr7" draw:text-style-name="P1" draw:layer="measurelines" svg:x1="13.25cm" svg:y1="7.25cm" svg:x2="13.25cm" svg:y2="14.75cm">
          <text:p text:style-name="P4"><text:measure text:kind="gap"/><text:measure text:kind="value">7,5</text:measure><text:s/><text:measure text:kind="unit">cm</text:measure><text:measure text:kind="gap"/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_20_short" draw:display-name="Arrow short" svg:viewBox="0 7 20 13" svg:d="M0 20l10-13 10 13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end="Arrow_20_short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0T20:09:55.052895368</meta:creation-date>
    <dc:date>2022-05-11T20:26:31.052319019</dc:date>
    <meta:editing-duration>PT23H25M55S</meta:editing-duration>
    <meta:editing-cycles>1</meta:editing-cycles>
    <meta:document-statistic meta:object-count="8"/>
    <meta:generator>LibreOffice/7.2.6.2$Linux_X86_64 LibreOffice_project/20$Build-2</meta:generator>
  </office:meta>
</office:document-meta>
</file>